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8083in"/>
    </style:style>
    <style:style style:name="Tabla1.B" style:family="table-column">
      <style:table-column-properties style:column-width="1.9396in"/>
    </style:style>
    <style:style style:name="Tabla1.C" style:family="table-column">
      <style:table-column-properties style:column-width="0.8799in"/>
    </style:style>
    <style:style style:name="Tabla1.D" style:family="table-column">
      <style:table-column-properties style:column-width="1.8049in"/>
    </style:style>
    <style:style style:name="Tabla1.E" style:family="table-column">
      <style:table-column-properties style:column-width="3.1882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F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8083in"/>
    </style:style>
    <style:style style:name="Tabla2.B" style:family="table-column">
      <style:table-column-properties style:column-width="1.9396in"/>
    </style:style>
    <style:style style:name="Tabla2.C" style:family="table-column">
      <style:table-column-properties style:column-width="0.8799in"/>
    </style:style>
    <style:style style:name="Tabla2.D" style:family="table-column">
      <style:table-column-properties style:column-width="1.8049in"/>
    </style:style>
    <style:style style:name="Tabla2.E" style:family="table-column">
      <style:table-column-properties style:column-width="3.1882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F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4" style:family="paragraph" style:parent-style-name="Standard">
      <style:text-properties style:font-name="Ubuntu Condensed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Ubuntu Condensed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Ubuntu Condensed" fo:font-size="10pt" fo:font-weight="bold" officeooo:rsid="001f60e2" officeooo:paragraph-rsid="001f60e2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Ubuntu Condensed" fo:font-size="10pt" fo:font-weight="bold" officeooo:rsid="0020b0dd" officeooo:paragraph-rsid="0020b0dd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Ubuntu Condensed" fo:font-size="10pt" fo:font-weight="bold" officeooo:rsid="0024c216" officeooo:paragraph-rsid="0020b0d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f60e2" officeooo:paragraph-rsid="00059831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fo:font-weight="normal" officeooo:rsid="001f60e2" officeooo:paragraph-rsid="00059831" style:font-name-asian="Bitstream Vera Sans" style:font-size-asian="9pt" style:font-weight-asian="normal" style:font-name-complex="Bitstream Vera Sans" style:font-size-complex="9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Ubuntu Condensed" fo:font-size="10pt" officeooo:rsid="002c8f22" officeooo:paragraph-rsid="00059831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1a43a9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Ubuntu Condensed" fo:font-size="10pt" officeooo:rsid="000e29bf" officeooo:paragraph-rsid="0010c252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Ubuntu Condensed" fo:font-size="10pt" style:text-underline-style="solid" style:text-underline-width="auto" style:text-underline-color="font-color" officeooo:rsid="005b9ca2" officeooo:paragraph-rsid="00269989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Ubuntu Condensed" fo:font-size="10pt" style:text-underline-style="none" officeooo:rsid="0027060e" officeooo:paragraph-rsid="00269989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Helvetica" fo:font-size="8pt" style:text-underline-style="none" fo:font-weight="normal" officeooo:rsid="0027060e" officeooo:paragraph-rsid="00269989" style:font-name-asian="Bitstream Vera Sans" style:font-size-asian="8pt" style:font-weight-asian="normal" style:font-name-complex="Bitstream Vera Sans" style:font-size-complex="8pt" style:font-weight-complex="normal"/>
    </style:style>
    <style:style style:name="P17" style:family="paragraph" style:parent-style-name="terp_5f_default_5f_8">
      <style:text-properties style:font-name="Ubuntu Condensed" officeooo:rsid="0001f3b0" officeooo:paragraph-rsid="00059831"/>
    </style:style>
    <style:style style:name="P18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059831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Ubuntu Condensed" fo:font-size="10pt" officeooo:rsid="002b5de7" officeooo:paragraph-rsid="002b5de7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Ubuntu Condensed" fo:font-size="10pt" style:text-underline-style="solid" style:text-underline-width="auto" style:text-underline-color="font-color" officeooo:rsid="005b9ca2" officeooo:paragraph-rsid="002cd5ce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f60e2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2d128"/>
    </style:style>
    <style:style style:name="T6" style:family="text">
      <style:text-properties style:text-underline-style="none" officeooo:rsid="0024c216"/>
    </style:style>
    <style:style style:name="T7" style:family="text">
      <style:text-properties style:text-underline-style="none" officeooo:rsid="0027060e"/>
    </style:style>
    <style:style style:name="T8" style:family="text">
      <style:text-properties style:text-underline-style="none" officeooo:rsid="00280c3d"/>
    </style:style>
    <style:style style:name="T9" style:family="text">
      <style:text-properties style:text-underline-style="none" officeooo:rsid="002cd5ce"/>
    </style:style>
    <style:style style:name="T10" style:family="text">
      <style:text-properties officeooo:rsid="002b5de7"/>
    </style:style>
    <style:style style:name="T11" style:family="text">
      <style:text-properties officeooo:rsid="0006be0d"/>
    </style:style>
    <style:style style:name="T12" style:family="text">
      <style:text-properties officeooo:rsid="002d3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3">Hotels</text:span> Repor<text:span text:style-name="T1">t</text:span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A"/>
        <table:table-row>
          <table:table-cell table:style-name="Tabla1.A1" office:value-type="string">
            <text:p text:style-name="P4">Date</text:p>
          </table:table-cell>
          <table:table-cell table:style-name="Tabla1.A1" office:value-type="string">
            <text:p text:style-name="P6">Hotel</text:p>
          </table:table-cell>
          <table:table-cell table:style-name="Tabla1.A1" office:value-type="string">
            <text:p text:style-name="P4">Confirmation</text:p>
          </table:table-cell>
          <table:table-cell table:style-name="Tabla1.A1" office:value-type="string">
            <text:p text:style-name="P5">Paxs</text:p>
          </table:table-cell>
          <table:table-cell table:style-name="Tabla1.A1" office:value-type="string">
            <text:p text:style-name="P7">Rooms </text:p>
          </table:table-cell>
          <table:table-cell table:style-name="Tabla1.F1" office:value-type="string">
            <text:p text:style-name="P8">Meal plan</text:p>
          </table:table-cell>
        </table:table-row>
      </table:table>
      <text:p text:style-name="P17"><text:text-input text:description="&lt;for each=&quot;o in objects&quot;&gt;">start for objects</text:text-input></text:p>
      <text:p text:style-name="P9"><text:text-input text:description="&lt;if test=&quot;o.sale_context_id.category_id.id == 6&quot;&gt;">start hotel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A"/>
        <table:table-row>
          <table:table-cell table:style-name="Tabla2.A1" office:value-type="string">
            <text:p text:style-name="P18">→<text:span text:style-name="T12"> </text:span><text:text-input text:description="&lt;time.strftime(&quot;%d.%m.%Y&quot;, time.strptime(o.start_date, &quot;%Y-%m-%d&quot;))&gt;">start date</text:text-input></text:p>
            <text:p text:style-name="P19"><text:span text:style-name="T12">← </text:span><text:text-input text:description="&lt;time.strftime(&quot;%d.%m.%Y&quot;, time.strptime(o.end_date, &quot;%Y-%m-%d&quot;))&gt;">end date</text:text-input> </text:p>
          </table:table-cell>
          <table:table-cell table:style-name="Tabla2.A1" office:value-type="string">
            <text:p text:style-name="P12"><text:text-input text:description="&lt;o.product_id.name&gt;">product</text:text-input> </text:p>
          </table:table-cell>
          <table:table-cell table:style-name="Tabla2.A1" office:value-type="string">
            <text:p text:style-name="P11"><text:text-input text:description="&lt;o.reservation_number&gt;">confirmation</text:text-input></text:p>
          </table:table-cell>
          <table:table-cell table:style-name="Tabla2.A1" office:value-type="string">
            <text:p text:style-name="P13"><text:text-input text:description="&lt;o.order_id.lead_name&gt;">lead name</text:text-input> <text:span text:style-name="T2">(</text:span><text:span text:style-name="T2"><text:text-input text:description="&lt;o.sale_context_id.paxs&gt;">paxs</text:text-input></text:span><text:span text:style-name="T2">)</text:span></text:p>
          </table:table-cell>
          <table:table-cell table:style-name="Tabla2.A1" office:value-type="string">
            <text:p text:style-name="P15"><text:text-input text:description="&lt;for each=&quot;r in o.sale_context_id.hotel_1_rooming_ids&quot;&gt;">start rooms</text:text-input></text:p>
            <text:p text:style-name="P20"><text:span text:style-name="T7"><text:text-input text:description="&lt;r.quantity&gt;">qty</text:text-input></text:span><text:span text:style-name="T4"> </text:span><text:span text:style-name="T7"><text:text-input text:description="&lt;r.room&gt;">room</text:text-input></text:span><text:span text:style-name="T7"> </text:span><text:span text:style-name="T8"><text:text-input text:description="&lt;r.room_type_id.name&gt;">type</text:text-input></text:span><text:span text:style-name="T8"> </text:span><text:span text:style-name="T9">Ad: </text:span><text:span text:style-name="T9"><text:text-input text:description="&lt;r.adults&gt;">adults</text:text-input></text:span><text:span text:style-name="T7"> </text:span><text:span text:style-name="T9">Ch: </text:span><text:span text:style-name="T9"><text:text-input text:description="&lt;r.children&gt;">children</text:text-input></text:span></text:p>
            <text:p text:style-name="P16"><text:text-input text:description="&lt;/for&gt;">end rooms</text:text-input></text:p>
          </table:table-cell>
          <table:table-cell table:style-name="Tabla2.F1" office:value-type="string">
            <text:p text:style-name="P14"><text:span text:style-name="T6"><text:s/></text:span><text:span text:style-name="T5"><text:text-input text:description="&lt;o.sale_context_id.hotel_2_meal_plan_id.name&gt;">meal_plan</text:text-input></text:span><text:span text:style-name="T5"> </text:span></text:p>
          </table:table-cell>
        </table:table-row>
      </table:table>
      <text:p text:style-name="P10"><text:text-input text:description="&lt;/if&gt;">end hotel</text:text-input></text:p>
      <text:p text:style-name="P3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4-10-10T12:53:47.693934711</dc:date>
    <dc:creator>Yuriq Quintana</dc:creator>
    <meta:editing-duration>PT5H52M14S</meta:editing-duration>
    <meta:editing-cycles>40</meta:editing-cycles>
    <meta:generator>LibreOffice/4.2.6.3$Linux_X86_64 LibreOffice_project/420m0$Build-3</meta:generator>
    <meta:document-statistic meta:table-count="2" meta:image-count="0" meta:object-count="0" meta:page-count="1" meta:paragraph-count="21" meta:word-count="82" meta:character-count="284" meta:non-whitespace-character-count="256"/>
  </office:meta>
</office:document-meta>
</file>